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4.87cm"/>
    </style:style>
    <style:style style:name="co2" style:family="table-column">
      <style:table-column-properties fo:break-before="auto" style:column-width="12.446cm"/>
    </style:style>
    <style:style style:name="co3" style:family="table-column">
      <style:table-column-properties fo:break-before="auto" style:column-width="0.42cm"/>
    </style:style>
    <style:style style:name="co4" style:family="table-column">
      <style:table-column-properties fo:break-before="auto" style:column-width="2.258cm"/>
    </style:style>
    <style:style style:name="co5" style:family="table-column">
      <style:table-column-properties fo:break-before="auto" style:column-width="8.271cm"/>
    </style:style>
    <style:style style:name="co6" style:family="table-column">
      <style:table-column-properties fo:break-before="auto" style:column-width="4.31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row table:style-name="ro1">
          <table:table-cell office:value-type="string" calcext:value-type="string">
            <text:p>insert into omicron.category(</text:p>
          </table:table-cell>
          <table:table-cell office:value-type="string" calcext:value-type="string">
            <text:p>idcategory, idtype, idpage, section, name_es, name_en, name_ru</text:p>
          </table:table-cell>
          <table:table-cell office:value-type="string" calcext:value-type="string">
            <text:p>)</text:p>
          </table:table-cell>
          <table:table-cell office:value-type="string" calcext:value-type="string">
            <text:p>values(</text:p>
          </table:table-cell>
          <table:table-cell office:value-type="string" calcext:value-type="string">
            <text:p>1, 1 ,1 , 'MENU', <text:s/>'Inicio', 'Home', 'дом'</text:p>
          </table:table-cell>
          <table:table-cell office:value-type="string" calcext:value-type="string">
            <text:p>);</text:p>
          </table:table-cell>
          <table:table-cell table:formula="of:=[.A1]&amp;[.B1]&amp;[.C1]&amp;[.D1]&amp;[.E1]&amp;[.F1]" office:value-type="string" office:string-value="insert into omicron.category(idcategory, idtype, idpage, section, name_es, name_en, name_ru)values(1, 1 ,1 , 'MENU',  'Inicio', 'Home', 'дом');" calcext:value-type="string">
            <text:p>insert into omicron.category(idcategory, idtype, idpage, section, name_es, name_en, name_ru)values(1, 1 ,1 , 'MENU', <text:s/>'Inicio', 'Home', 'дом');</text:p>
          </table:table-cell>
        </table:table-row>
        <table:table-row table:style-name="ro1">
          <table:table-cell office:value-type="string" calcext:value-type="string">
            <text:p>insert into omicron.category(</text:p>
          </table:table-cell>
          <table:table-cell office:value-type="string" calcext:value-type="string">
            <text:p>idcategory, idtype, idpage, section, name_es, name_en, name_ru</text:p>
          </table:table-cell>
          <table:table-cell office:value-type="string" calcext:value-type="string">
            <text:p>)</text:p>
          </table:table-cell>
          <table:table-cell office:value-type="string" calcext:value-type="string">
            <text:p>values(</text:p>
          </table:table-cell>
          <table:table-cell office:value-type="string" calcext:value-type="string">
            <text:p>2, 2 ,2 , 'MENU', <text:s/>'Servicios', 'Services', 'Услуги'</text:p>
          </table:table-cell>
          <table:table-cell office:value-type="string" calcext:value-type="string">
            <text:p>);</text:p>
          </table:table-cell>
          <table:table-cell table:formula="of:=[.A2]&amp;[.B2]&amp;[.C2]&amp;[.D2]&amp;[.E2]&amp;[.F2]" office:value-type="string" office:string-value="insert into omicron.category(idcategory, idtype, idpage, section, name_es, name_en, name_ru)values(2, 2 ,2 , 'MENU',  'Servicios', 'Services', 'Услуги');" calcext:value-type="string">
            <text:p>insert into omicron.category(idcategory, idtype, idpage, section, name_es, name_en, name_ru)values(2, 2 ,2 , 'MENU', <text:s/>'Servicios', 'Services', 'Услуги');</text:p>
          </table:table-cell>
        </table:table-row>
        <table:table-row table:style-name="ro1">
          <table:table-cell office:value-type="string" calcext:value-type="string">
            <text:p>insert into omicron.category(</text:p>
          </table:table-cell>
          <table:table-cell office:value-type="string" calcext:value-type="string">
            <text:p>idcategory, idtype, idpage, section, name_es, name_en, name_ru</text:p>
          </table:table-cell>
          <table:table-cell office:value-type="string" calcext:value-type="string">
            <text:p>)</text:p>
          </table:table-cell>
          <table:table-cell office:value-type="string" calcext:value-type="string">
            <text:p>values(</text:p>
          </table:table-cell>
          <table:table-cell office:value-type="string" calcext:value-type="string">
            <text:p>3, 3, 3 , 'MENU', <text:s/>'Noticias', 'News', 'Новости'</text:p>
          </table:table-cell>
          <table:table-cell office:value-type="string" calcext:value-type="string">
            <text:p>);</text:p>
          </table:table-cell>
          <table:table-cell table:formula="of:=[.A3]&amp;[.B3]&amp;[.C3]&amp;[.D3]&amp;[.E3]&amp;[.F3]" office:value-type="string" office:string-value="insert into omicron.category(idcategory, idtype, idpage, section, name_es, name_en, name_ru)values(3, 3, 3 , 'MENU',  'Noticias', 'News', 'Новости');" calcext:value-type="string">
            <text:p>insert into omicron.category(idcategory, idtype, idpage, section, name_es, name_en, name_ru)values(3, 3, 3 , 'MENU', <text:s/>'Noticias', 'News', 'Новости');</text:p>
          </table:table-cell>
        </table:table-row>
        <table:table-row table:style-name="ro1">
          <table:table-cell office:value-type="string" calcext:value-type="string">
            <text:p>insert into omicron.category(</text:p>
          </table:table-cell>
          <table:table-cell office:value-type="string" calcext:value-type="string">
            <text:p>idcategory, idtype, idpage, section, name_es, name_en, name_ru</text:p>
          </table:table-cell>
          <table:table-cell office:value-type="string" calcext:value-type="string">
            <text:p>)</text:p>
          </table:table-cell>
          <table:table-cell office:value-type="string" calcext:value-type="string">
            <text:p>values(</text:p>
          </table:table-cell>
          <table:table-cell office:value-type="string" calcext:value-type="string">
            <text:p>4, 4 ,4, 'MENU', <text:s/>'Contacto', 'Contact', 'Контакт'</text:p>
          </table:table-cell>
          <table:table-cell office:value-type="string" calcext:value-type="string">
            <text:p>);</text:p>
          </table:table-cell>
          <table:table-cell table:formula="of:=[.A4]&amp;[.B4]&amp;[.C4]&amp;[.D4]&amp;[.E4]&amp;[.F4]" office:value-type="string" office:string-value="insert into omicron.category(idcategory, idtype, idpage, section, name_es, name_en, name_ru)values(4, 4 ,4, 'MENU',  'Contacto', 'Contact', 'Контакт');" calcext:value-type="string">
            <text:p>insert into omicron.category(idcategory, idtype, idpage, section, name_es, name_en, name_ru)values(4, 4 ,4, 'MENU', <text:s/>'Contacto', 'Contact', 'Контакт');</text:p>
          </table:table-cell>
        </table:table-row>
        <table:table-row table:style-name="ro1">
          <table:table-cell office:value-type="string" calcext:value-type="string">
            <text:p>insert into omicron.category(</text:p>
          </table:table-cell>
          <table:table-cell office:value-type="string" calcext:value-type="string">
            <text:p>idcategory, <text:s/>section, name_es, name_en, name_ru</text:p>
          </table:table-cell>
          <table:table-cell office:value-type="string" calcext:value-type="string">
            <text:p>)</text:p>
          </table:table-cell>
          <table:table-cell office:value-type="string" calcext:value-type="string">
            <text:p>values(</text:p>
          </table:table-cell>
          <table:table-cell office:value-type="string" calcext:value-type="string">
            <text:p>5, 'ADMIN', 'Categorias', 'Category', 'Категория'</text:p>
          </table:table-cell>
          <table:table-cell office:value-type="string" calcext:value-type="string">
            <text:p>);</text:p>
          </table:table-cell>
          <table:table-cell table:formula="of:=[.A5]&amp;[.B5]&amp;[.C5]&amp;[.D5]&amp;[.E5]&amp;[.F5]" office:value-type="string" office:string-value="insert into omicron.category(idcategory,  section, name_es, name_en, name_ru)values(5, 'ADMIN', 'Categorias', 'Category', 'Категория');" calcext:value-type="string">
            <text:p>insert into omicron.category(idcategory, <text:s/>section, name_es, name_en, name_ru)values(5, 'ADMIN', 'Categorias', 'Category', 'Категория');</text:p>
          </table:table-cell>
        </table:table-row>
        <table:table-row table:style-name="ro1">
          <table:table-cell office:value-type="string" calcext:value-type="string">
            <text:p>insert into omicron.category(</text:p>
          </table:table-cell>
          <table:table-cell office:value-type="string" calcext:value-type="string">
            <text:p>idcategory, <text:s/>section, name_es, name_en, name_ru</text:p>
          </table:table-cell>
          <table:table-cell office:value-type="string" calcext:value-type="string">
            <text:p>)</text:p>
          </table:table-cell>
          <table:table-cell office:value-type="string" calcext:value-type="string">
            <text:p>values(</text:p>
          </table:table-cell>
          <table:table-cell office:value-type="string" calcext:value-type="string">
            <text:p>6, 'ADMIN', 'Pages', 'Pages', 'Страницы'</text:p>
          </table:table-cell>
          <table:table-cell office:value-type="string" calcext:value-type="string">
            <text:p>);</text:p>
          </table:table-cell>
          <table:table-cell table:formula="of:=[.A6]&amp;[.B6]&amp;[.C6]&amp;[.D6]&amp;[.E6]&amp;[.F6]" office:value-type="string" office:string-value="insert into omicron.category(idcategory,  section, name_es, name_en, name_ru)values(6, 'ADMIN', 'Pages', 'Pages', 'Страницы');" calcext:value-type="string">
            <text:p>insert into omicron.category(idcategory, <text:s/>section, name_es, name_en, name_ru)values(6, 'ADMIN', 'Pages', 'Pages', 'Страницы');</text:p>
          </table:table-cell>
        </table:table-row>
        <table:table-row table:style-name="ro1">
          <table:table-cell office:value-type="string" calcext:value-type="string">
            <text:p>insert into omicron.category(</text:p>
          </table:table-cell>
          <table:table-cell office:value-type="string" calcext:value-type="string">
            <text:p>idcategory, <text:s/>section, name_es, name_en, name_ru</text:p>
          </table:table-cell>
          <table:table-cell office:value-type="string" calcext:value-type="string">
            <text:p>)</text:p>
          </table:table-cell>
          <table:table-cell office:value-type="string" calcext:value-type="string">
            <text:p>values(</text:p>
          </table:table-cell>
          <table:table-cell office:value-type="string" calcext:value-type="string">
            <text:p>7, 'ADMIN', 'Noticias', 'News', 'Новости'</text:p>
          </table:table-cell>
          <table:table-cell office:value-type="string" calcext:value-type="string">
            <text:p>);</text:p>
          </table:table-cell>
          <table:table-cell table:formula="of:=[.A7]&amp;[.B7]&amp;[.C7]&amp;[.D7]&amp;[.E7]&amp;[.F7]" office:value-type="string" office:string-value="insert into omicron.category(idcategory,  section, name_es, name_en, name_ru)values(7, 'ADMIN', 'Noticias', 'News', 'Новости');" calcext:value-type="string">
            <text:p>insert into omicron.category(idcategory, <text:s/>section, name_es, name_en, name_ru)values(7, 'ADMIN', 'Noticias', 'News', 'Новости');</text:p>
          </table:table-cell>
        </table:table-row>
        <table:table-row table:style-name="ro1">
          <table:table-cell office:value-type="string" calcext:value-type="string">
            <text:p>insert into omicron.category(</text:p>
          </table:table-cell>
          <table:table-cell office:value-type="string" calcext:value-type="string">
            <text:p>idcategory, <text:s/>section, name_es, name_en, name_ru</text:p>
          </table:table-cell>
          <table:table-cell office:value-type="string" calcext:value-type="string">
            <text:p>)</text:p>
          </table:table-cell>
          <table:table-cell office:value-type="string" calcext:value-type="string">
            <text:p>values(</text:p>
          </table:table-cell>
          <table:table-cell office:value-type="string" calcext:value-type="string">
            <text:p>8, 'ADMIN', 'Mapa', 'Map', 'Карта'</text:p>
          </table:table-cell>
          <table:table-cell office:value-type="string" calcext:value-type="string">
            <text:p>);</text:p>
          </table:table-cell>
          <table:table-cell table:formula="of:=[.A8]&amp;[.B8]&amp;[.C8]&amp;[.D8]&amp;[.E8]&amp;[.F8]" office:value-type="string" office:string-value="insert into omicron.category(idcategory,  section, name_es, name_en, name_ru)values(8, 'ADMIN', 'Mapa', 'Map', 'Карта');" calcext:value-type="string">
            <text:p>insert into omicron.category(idcategory, <text:s/>section, name_es, name_en, name_ru)values(8, 'ADMIN', 'Mapa', 'Map', 'Карта');</text:p>
          </table:table-cell>
        </table:table-row>
        <table:table-row table:style-name="ro1" table:number-rows-repeated="3">
          <table:table-cell table:number-columns-repeated="7"/>
        </table:table-row>
        <table:table-row table:style-name="ro1">
          <table:table-cell office:value-type="string" calcext:value-type="string">
            <text:p>insert into omicron.type(</text:p>
          </table:table-cell>
          <table:table-cell office:value-type="string" calcext:value-type="string">
            <text:p>idtype, name, filephp</text:p>
          </table:table-cell>
          <table:table-cell office:value-type="string" calcext:value-type="string">
            <text:p>)</text:p>
          </table:table-cell>
          <table:table-cell office:value-type="string" calcext:value-type="string">
            <text:p>values(</text:p>
          </table:table-cell>
          <table:table-cell office:value-type="string" calcext:value-type="string">
            <text:p>1, 'Home', '#home'</text:p>
          </table:table-cell>
          <table:table-cell office:value-type="string" calcext:value-type="string">
            <text:p>);</text:p>
          </table:table-cell>
          <table:table-cell table:formula="of:=[.A12]&amp;[.B12]&amp;[.C12]&amp;[.D12]&amp;[.E12]&amp;[.F12]" office:value-type="string" office:string-value="insert into omicron.type(idtype, name, filephp)values(1, 'Home', '#home');" calcext:value-type="string">
            <text:p>insert into omicron.type(idtype, name, filephp)values(1, 'Home', '#home');</text:p>
          </table:table-cell>
        </table:table-row>
        <table:table-row table:style-name="ro1">
          <table:table-cell office:value-type="string" calcext:value-type="string">
            <text:p>insert into omicron.type(</text:p>
          </table:table-cell>
          <table:table-cell office:value-type="string" calcext:value-type="string">
            <text:p>idtype, name, filephp</text:p>
          </table:table-cell>
          <table:table-cell office:value-type="string" calcext:value-type="string">
            <text:p>)</text:p>
          </table:table-cell>
          <table:table-cell office:value-type="string" calcext:value-type="string">
            <text:p>values(</text:p>
          </table:table-cell>
          <table:table-cell office:value-type="string" calcext:value-type="string">
            <text:p>2, 'Services', '#fea'</text:p>
          </table:table-cell>
          <table:table-cell office:value-type="string" calcext:value-type="string">
            <text:p>);</text:p>
          </table:table-cell>
          <table:table-cell table:formula="of:=[.A13]&amp;[.B13]&amp;[.C13]&amp;[.D13]&amp;[.E13]&amp;[.F13]" office:value-type="string" office:string-value="insert into omicron.type(idtype, name, filephp)values(2, 'Services', '#fea');" calcext:value-type="string">
            <text:p>insert into omicron.type(idtype, name, filephp)values(2, 'Services', '#fea');</text:p>
          </table:table-cell>
        </table:table-row>
        <table:table-row table:style-name="ro1">
          <table:table-cell office:value-type="string" calcext:value-type="string">
            <text:p>insert into omicron.type(</text:p>
          </table:table-cell>
          <table:table-cell office:value-type="string" calcext:value-type="string">
            <text:p>idtype, name, filephp</text:p>
          </table:table-cell>
          <table:table-cell office:value-type="string" calcext:value-type="string">
            <text:p>)</text:p>
          </table:table-cell>
          <table:table-cell office:value-type="string" calcext:value-type="string">
            <text:p>values(</text:p>
          </table:table-cell>
          <table:table-cell office:value-type="string" calcext:value-type="string">
            <text:p>3, 'News', '#test'</text:p>
          </table:table-cell>
          <table:table-cell office:value-type="string" calcext:value-type="string">
            <text:p>);</text:p>
          </table:table-cell>
          <table:table-cell table:formula="of:=[.A14]&amp;[.B14]&amp;[.C14]&amp;[.D14]&amp;[.E14]&amp;[.F14]" office:value-type="string" office:string-value="insert into omicron.type(idtype, name, filephp)values(3, 'News', '#test');" calcext:value-type="string">
            <text:p>insert into omicron.type(idtype, name, filephp)values(3, 'News', '#test');</text:p>
          </table:table-cell>
        </table:table-row>
        <table:table-row table:style-name="ro1">
          <table:table-cell office:value-type="string" calcext:value-type="string">
            <text:p>insert into omicron.type(</text:p>
          </table:table-cell>
          <table:table-cell office:value-type="string" calcext:value-type="string">
            <text:p>idtype, name, filephp</text:p>
          </table:table-cell>
          <table:table-cell office:value-type="string" calcext:value-type="string">
            <text:p>)</text:p>
          </table:table-cell>
          <table:table-cell office:value-type="string" calcext:value-type="string">
            <text:p>values(</text:p>
          </table:table-cell>
          <table:table-cell office:value-type="string" calcext:value-type="string">
            <text:p>4, 'Contact', '#contact'</text:p>
          </table:table-cell>
          <table:table-cell office:value-type="string" calcext:value-type="string">
            <text:p>);</text:p>
          </table:table-cell>
          <table:table-cell table:formula="of:=[.A15]&amp;[.B15]&amp;[.C15]&amp;[.D15]&amp;[.E15]&amp;[.F15]" office:value-type="string" office:string-value="insert into omicron.type(idtype, name, filephp)values(4, 'Contact', '#contact');" calcext:value-type="string">
            <text:p>insert into omicron.type(idtype, name, filephp)values(4, 'Contact', '#contact');</text:p>
          </table:table-cell>
        </table:table-row>
        <table:table-row table:style-name="ro1" table:number-rows-repeated="2">
          <table:table-cell table:number-columns-repeated="7"/>
        </table:table-row>
        <table:table-row table:style-name="ro1">
          <table:table-cell office:value-type="string" calcext:value-type="string">
            <text:p>insert into omicron.page(</text:p>
          </table:table-cell>
          <table:table-cell office:value-type="string" calcext:value-type="string">
            <text:p>idpage, title_es, title_en, title_ru, content_es, content_en, content_ru</text:p>
          </table:table-cell>
          <table:table-cell office:value-type="string" calcext:value-type="string">
            <text:p>)</text:p>
          </table:table-cell>
          <table:table-cell office:value-type="string" calcext:value-type="string">
            <text:p>values(</text:p>
          </table:table-cell>
          <table:table-cell office:value-type="string" calcext:value-type="string">
            <text:p>1, '&lt;h1&gt;o m i c r o n&lt;/h1&gt; &lt;span&gt;Development Software&lt;/span&gt;', '&lt;h1&gt;o m i c r o n&lt;/h1&gt; &lt;span&gt;Development Software&lt;/span&gt;', '&lt;h1&gt;o m i c r o n&lt;/h1&gt; &lt;span&gt;Development Software&lt;/span&gt;','' ,'' , ''</text:p>
          </table:table-cell>
          <table:table-cell office:value-type="string" calcext:value-type="string">
            <text:p>);</text:p>
          </table:table-cell>
          <table:table-cell table:formula="of:=[.A18]&amp;[.B18]&amp;[.C18]&amp;[.D18]&amp;[.E18]&amp;[.F18]" office:value-type="string" office:string-value="insert into omicron.page(idpage, title_es, title_en, title_ru, content_es, content_en, content_ru)values(1, '&lt;h1&gt;o m i c r o n&lt;/h1&gt; &lt;span&gt;Development Software&lt;/span&gt;', '&lt;h1&gt;o m i c r o n&lt;/h1&gt; &lt;span&gt;Development Software&lt;/span&gt;', '&lt;h1&gt;o m i c r o n&lt;/h1&gt; &lt;span&gt;Development Software&lt;/span&gt;','' ,'' , '');" calcext:value-type="string">
            <text:p>insert into omicron.page(idpage, title_es, title_en, title_ru, content_es, content_en, content_ru)values(1, '&lt;h1&gt;o m i c r o n&lt;/h1&gt; &lt;span&gt;Development Software&lt;/span&gt;', '&lt;h1&gt;o m i c r o n&lt;/h1&gt; &lt;span&gt;Development Software&lt;/span&gt;', '&lt;h1&gt;o m i c r o n&lt;/h1&gt; &lt;span&gt;Development Software&lt;/span&gt;','' ,'' , '');</text:p>
          </table:table-cell>
        </table:table-row>
        <table:table-row table:style-name="ro1">
          <table:table-cell office:value-type="string" calcext:value-type="string">
            <text:p>insert into omicron.page(</text:p>
          </table:table-cell>
          <table:table-cell office:value-type="string" calcext:value-type="string">
            <text:p>idpage, title_es, title_en, title_ru, content_es, content_en, content_ru</text:p>
          </table:table-cell>
          <table:table-cell office:value-type="string" calcext:value-type="string">
            <text:p>)</text:p>
          </table:table-cell>
          <table:table-cell office:value-type="string" calcext:value-type="string">
            <text:p>values(</text:p>
          </table:table-cell>
          <table:table-cell office:value-type="string" calcext:value-type="string">
            <text:p>2, 'Servicios', 'Services','' ,'' ,'' , ''</text:p>
          </table:table-cell>
          <table:table-cell office:value-type="string" calcext:value-type="string">
            <text:p>);</text:p>
          </table:table-cell>
          <table:table-cell table:formula="of:=[.A19]&amp;[.B19]&amp;[.C19]&amp;[.D19]&amp;[.E19]&amp;[.F19]" office:value-type="string" office:string-value="insert into omicron.page(idpage, title_es, title_en, title_ru, content_es, content_en, content_ru)values(2, 'Servicios', 'Services','' ,'' ,'' , '');" calcext:value-type="string">
            <text:p>insert into omicron.page(idpage, title_es, title_en, title_ru, content_es, content_en, content_ru)values(2, 'Servicios', 'Services','' ,'' ,'' , '');</text:p>
          </table:table-cell>
        </table:table-row>
        <table:table-row table:style-name="ro1">
          <table:table-cell office:value-type="string" calcext:value-type="string">
            <text:p>insert into omicron.page(</text:p>
          </table:table-cell>
          <table:table-cell office:value-type="string" calcext:value-type="string">
            <text:p>idpage, title_es, title_en, title_ru, content_es, content_en, content_ru</text:p>
          </table:table-cell>
          <table:table-cell office:value-type="string" calcext:value-type="string">
            <text:p>)</text:p>
          </table:table-cell>
          <table:table-cell office:value-type="string" calcext:value-type="string">
            <text:p>values(</text:p>
          </table:table-cell>
          <table:table-cell office:value-type="string" calcext:value-type="string">
            <text:p>3, 'Noticias','News','' ,'' ,'' , ''</text:p>
          </table:table-cell>
          <table:table-cell office:value-type="string" calcext:value-type="string">
            <text:p>);</text:p>
          </table:table-cell>
          <table:table-cell table:formula="of:=[.A20]&amp;[.B20]&amp;[.C20]&amp;[.D20]&amp;[.E20]&amp;[.F20]" office:value-type="string" office:string-value="insert into omicron.page(idpage, title_es, title_en, title_ru, content_es, content_en, content_ru)values(3, 'Noticias','News','' ,'' ,'' , '');" calcext:value-type="string">
            <text:p>insert into omicron.page(idpage, title_es, title_en, title_ru, content_es, content_en, content_ru)values(3, 'Noticias','News','' ,'' ,'' , '');</text:p>
          </table:table-cell>
        </table:table-row>
        <table:table-row table:style-name="ro1">
          <table:table-cell office:value-type="string" calcext:value-type="string">
            <text:p>insert into omicron.page(</text:p>
          </table:table-cell>
          <table:table-cell office:value-type="string" calcext:value-type="string">
            <text:p>idpage, title_es, title_en, title_ru, content_es, content_en, content_ru</text:p>
          </table:table-cell>
          <table:table-cell office:value-type="string" calcext:value-type="string">
            <text:p>)</text:p>
          </table:table-cell>
          <table:table-cell office:value-type="string" calcext:value-type="string">
            <text:p>values(</text:p>
          </table:table-cell>
          <table:table-cell office:value-type="string" calcext:value-type="string">
            <text:p>4, 'Contacto', 'Contact','' ,'' , '', ''</text:p>
          </table:table-cell>
          <table:table-cell office:value-type="string" calcext:value-type="string">
            <text:p>);</text:p>
          </table:table-cell>
          <table:table-cell table:formula="of:=[.A21]&amp;[.B21]&amp;[.C21]&amp;[.D21]&amp;[.E21]&amp;[.F21]" office:value-type="string" office:string-value="insert into omicron.page(idpage, title_es, title_en, title_ru, content_es, content_en, content_ru)values(4, 'Contacto', 'Contact','' ,'' , '', '');" calcext:value-type="string">
            <text:p>insert into omicron.page(idpage, title_es, title_en, title_ru, content_es, content_en, content_ru)values(4, 'Contacto', 'Contact','' ,'' , '', '');</text:p>
          </table:table-cell>
        </table:table-row>
        <table:table-row table:style-name="ro1" table:number-rows-repeated="2">
          <table:table-cell table:number-columns-repeated="7"/>
        </table:table-row>
        <table:table-row table:style-name="ro1">
          <table:table-cell office:value-type="string" calcext:value-type="string">
            <text:p>insert into omicron.process(</text:p>
          </table:table-cell>
          <table:table-cell office:value-type="string" calcext:value-type="string">
            <text:p>idprocess, process, name_es, name_en, name_ru, subname_es, subname_en, subname_ru,href</text:p>
          </table:table-cell>
          <table:table-cell office:value-type="string" calcext:value-type="string">
            <text:p>)</text:p>
          </table:table-cell>
          <table:table-cell office:value-type="string" calcext:value-type="string">
            <text:p>values(</text:p>
          </table:table-cell>
          <table:table-cell office:value-type="string" calcext:value-type="string">
            <text:p>1, 'Services', '&lt;h3&gt;&lt;span&gt; &lt;/span&gt; Servicios &lt;/h3&gt;', '&lt;h3&gt;&lt;span&gt; &lt;/span&gt; Services&lt;/h3&gt;', '&lt;h3&gt;&lt;span&gt; &lt;/span&gt; Услуги &lt;/h3&gt;', '&lt;p&gt;Dise&amp;ntilde;amos y Desarrollamos aplicaciones de software, de acuerdo a sus necesidades. Soluciones rapidas, eficientes y modernas.&lt;/p&gt;', '&lt;p&gt;We design and develop software applications according to your needs. Fast, efficient and modern solutions.&lt;/p&gt;', '&lt;p&gt;Мы проектируем и разрабатываем программные приложения в соответствии с вашими потребностями. Быстрый, эффективный и современные решения.&lt;/p&gt;', 'services.php'</text:p>
          </table:table-cell>
          <table:table-cell office:value-type="string" calcext:value-type="string">
            <text:p>);</text:p>
          </table:table-cell>
          <table:table-cell table:formula="of:=[.A24]&amp;[.B24]&amp;[.C24]&amp;[.D24]&amp;[.E24]&amp;[.F24]" office:value-type="string" office:string-value="insert into omicron.process(idprocess, process, name_es, name_en, name_ru, subname_es, subname_en, subname_ru,href)values(1, 'Services', '&lt;h3&gt;&lt;span&gt; &lt;/span&gt; Servicios &lt;/h3&gt;', '&lt;h3&gt;&lt;span&gt; &lt;/span&gt; Services&lt;/h3&gt;', '&lt;h3&gt;&lt;span&gt; &lt;/span&gt; Услуги &lt;/h3&gt;', '&lt;p&gt;Dise&amp;ntilde;amos y Desarrollamos aplicaciones de software, de acuerdo a sus necesidades. Soluciones rapidas, eficientes y modernas.&lt;/p&gt;', '&lt;p&gt;We design and develop software applications according to your needs. Fast, efficient and modern solutions.&lt;/p&gt;', '&lt;p&gt;Мы проектируем и разрабатываем программные приложения в соответствии с вашими потребностями. Быстрый, эффективный и современные решения.&lt;/p&gt;', 'services.php');" calcext:value-type="string">
            <text:p>insert into omicron.process(idprocess, process, name_es, name_en, name_ru, subname_es, subname_en, subname_ru,href)values(1, 'Services', '&lt;h3&gt;&lt;span&gt; &lt;/span&gt; Servicios &lt;/h3&gt;', '&lt;h3&gt;&lt;span&gt; &lt;/span&gt; Services&lt;/h3&gt;', '&lt;h3&gt;&lt;span&gt; &lt;/span&gt; Услуги &lt;/h3&gt;', '&lt;p&gt;Dise&amp;ntilde;amos y Desarrollamos aplicaciones de software, de acuerdo a sus necesidades. Soluciones rapidas, eficientes y modernas.&lt;/p&gt;', '&lt;p&gt;We design and develop software applications according to your needs. Fast, efficient and modern solutions.&lt;/p&gt;', '&lt;p&gt;Мы проектируем и разрабатываем программные приложения в соответствии с вашими потребностями. Быстрый, эффективный и современные решения.&lt;/p&gt;', 'services.php');</text:p>
          </table:table-cell>
        </table:table-row>
        <table:table-row table:style-name="ro1">
          <table:table-cell office:value-type="string" calcext:value-type="string">
            <text:p>insert into omicron.process(</text:p>
          </table:table-cell>
          <table:table-cell office:value-type="string" calcext:value-type="string">
            <text:p>idprocess, process, name_es, name_en, name_ru, subname_es, subname_en, subname_ru,href</text:p>
          </table:table-cell>
          <table:table-cell office:value-type="string" calcext:value-type="string">
            <text:p>)</text:p>
          </table:table-cell>
          <table:table-cell office:value-type="string" calcext:value-type="string">
            <text:p>values(</text:p>
          </table:table-cell>
          <table:table-cell office:value-type="string" calcext:value-type="string">
            <text:p>2, 'News', '&lt;h3&gt;&lt;span&gt; &lt;/span&gt;Noticias&lt;/h3&gt;', '&lt;h3&gt;&lt;span&gt; &lt;/span&gt; News&lt;/h3&gt;', '&lt;h3&gt;&lt;span&gt;&lt;/span&gt;Новости&lt;/h3&gt;', '&lt;p&gt;Estes informado sobre nuestros nuevos proyectos, nuevas tendencias e investigaciones tecnologicas.&lt;/p&gt;', '&lt;p&gt;stay informed about our new projects, new trends and technological research.&lt;/p&gt;', '&lt;p&gt;Будьте в курсе наших новых проектов, новых тенденций и технологических исследований.&lt;/p&gt;', 'news.php'</text:p>
          </table:table-cell>
          <table:table-cell office:value-type="string" calcext:value-type="string">
            <text:p>);</text:p>
          </table:table-cell>
          <table:table-cell table:formula="of:=[.A25]&amp;[.B25]&amp;[.C25]&amp;[.D25]&amp;[.E25]&amp;[.F25]" office:value-type="string" office:string-value="insert into omicron.process(idprocess, process, name_es, name_en, name_ru, subname_es, subname_en, subname_ru,href)values(2, 'News', '&lt;h3&gt;&lt;span&gt; &lt;/span&gt;Noticias&lt;/h3&gt;', '&lt;h3&gt;&lt;span&gt; &lt;/span&gt; News&lt;/h3&gt;', '&lt;h3&gt;&lt;span&gt;&lt;/span&gt;Новости&lt;/h3&gt;', '&lt;p&gt;Estes informado sobre nuestros nuevos proyectos, nuevas tendencias e investigaciones tecnologicas.&lt;/p&gt;', '&lt;p&gt;stay informed about our new projects, new trends and technological research.&lt;/p&gt;', '&lt;p&gt;Будьте в курсе наших новых проектов, новых тенденций и технологических исследований.&lt;/p&gt;', 'news.php');" calcext:value-type="string">
            <text:p>insert into omicron.process(idprocess, process, name_es, name_en, name_ru, subname_es, subname_en, subname_ru,href)values(2, 'News', '&lt;h3&gt;&lt;span&gt; &lt;/span&gt;Noticias&lt;/h3&gt;', '&lt;h3&gt;&lt;span&gt; &lt;/span&gt; News&lt;/h3&gt;', '&lt;h3&gt;&lt;span&gt;&lt;/span&gt;Новости&lt;/h3&gt;', '&lt;p&gt;Estes informado sobre nuestros nuevos proyectos, nuevas tendencias e investigaciones tecnologicas.&lt;/p&gt;', '&lt;p&gt;stay informed about our new projects, new trends and technological research.&lt;/p&gt;', '&lt;p&gt;Будьте в курсе наших новых проектов, новых тенденций и технологических исследований.&lt;/p&gt;', 'news.php');</text:p>
          </table:table-cell>
        </table:table-row>
        <table:table-row table:style-name="ro1">
          <table:table-cell table:number-columns-repeated="7"/>
        </table:table-row>
        <table:table-row table:style-name="ro1">
          <table:table-cell office:value-type="string" calcext:value-type="string">
            <text:p>insert into omicron.services(</text:p>
          </table:table-cell>
          <table:table-cell office:value-type="string" calcext:value-type="string">
            <text:p>idservices, idprocess, title_es, title_en, title_ru, content_es, content_en, content_ru, <text:s/>icon, href</text:p>
          </table:table-cell>
          <table:table-cell office:value-type="string" calcext:value-type="string">
            <text:p>)</text:p>
          </table:table-cell>
          <table:table-cell office:value-type="string" calcext:value-type="string">
            <text:p>values(</text:p>
          </table:table-cell>
          <table:table-cell office:value-type="string" calcext:value-type="string">
            <text:p>1, 1, 'Web', 'Web', 'Бев Сайт', '&lt;p&gt;Dise&amp;ntilde;amos y Desarrollamos aplicaciones de software,de acuerdo a sus necesidades.Soluciones rapidas, eficientes y modernas.&lt;/p&gt;', '&lt;p&gt;We design and Develop software applications,according to their needs.Solutions fast, efficient and modern.&lt;/p&gt;', '&lt;p&gt;Мы проектируем и Разрабатываем программное обеспечение,в соответствии с вашими потребностями.Решения быстро, эффективные и современные.&lt;/p&gt;', 'fa fa-cloud', '#'</text:p>
          </table:table-cell>
          <table:table-cell office:value-type="string" calcext:value-type="string">
            <text:p>);</text:p>
          </table:table-cell>
          <table:table-cell table:formula="of:=[.A27]&amp;[.B27]&amp;[.C27]&amp;[.D27]&amp;[.E27]&amp;[.F27]" office:value-type="string" office:string-value="insert into omicron.services(idservices, idprocess, title_es, title_en, title_ru, content_es, content_en, content_ru,  icon, href)values(1, 1, 'Web', 'Web', 'Бев Сайт', '&lt;p&gt;Dise&amp;ntilde;amos y Desarrollamos aplicaciones de software,de acuerdo a sus necesidades.Soluciones rapidas, eficientes y modernas.&lt;/p&gt;', '&lt;p&gt;We design and Develop software applications,according to their needs.Solutions fast, efficient and modern.&lt;/p&gt;', '&lt;p&gt;Мы проектируем и Разрабатываем программное обеспечение,в соответствии с вашими потребностями.Решения быстро, эффективные и современные.&lt;/p&gt;', 'fa fa-cloud', '#');" calcext:value-type="string">
            <text:p>insert into omicron.services(idservices, idprocess, title_es, title_en, title_ru, content_es, content_en, content_ru, <text:s/>icon, href)values(1, 1, 'Web', 'Web', 'Бев Сайт', '&lt;p&gt;Dise&amp;ntilde;amos y Desarrollamos aplicaciones de software,de acuerdo a sus necesidades.Soluciones rapidas, eficientes y modernas.&lt;/p&gt;', '&lt;p&gt;We design and Develop software applications,according to their needs.Solutions fast, efficient and modern.&lt;/p&gt;', '&lt;p&gt;Мы проектируем и Разрабатываем программное обеспечение,в соответствии с вашими потребностями.Решения быстро, эффективные и современные.&lt;/p&gt;', 'fa fa-cloud', '#');</text:p>
          </table:table-cell>
        </table:table-row>
        <table:table-row table:style-name="ro1">
          <table:table-cell office:value-type="string" calcext:value-type="string">
            <text:p>insert into omicron.services(</text:p>
          </table:table-cell>
          <table:table-cell office:value-type="string" calcext:value-type="string">
            <text:p>idservices, idprocess, title_es, title_en, title_ru, content_es, content_en, content_ru, <text:s/>icon, href</text:p>
          </table:table-cell>
          <table:table-cell office:value-type="string" calcext:value-type="string">
            <text:p>)</text:p>
          </table:table-cell>
          <table:table-cell office:value-type="string" calcext:value-type="string">
            <text:p>values(</text:p>
          </table:table-cell>
          <table:table-cell office:value-type="string" calcext:value-type="string">
            <text:p>2, 1, 'Movil', 'Mobile', 'мобильный', '&lt;p&gt;Desarrollamos aplicaciones moviles en plataforma Android con interfaces amigables para el usuario. Para telefonos y tablets.&lt;/p&gt;', '&lt;p&gt;We develop mobile applications on Android platform with user friendly interfaces. For phones and tablets.&lt;/p&gt;', '&lt;p&gt;Мы разрабатываем мобильные приложения на Android платформы с удобным интерфейсом. Для телефонов и планшетов.&lt;/p&gt;', 'fa fa-android','#' </text:p>
          </table:table-cell>
          <table:table-cell office:value-type="string" calcext:value-type="string">
            <text:p>);</text:p>
          </table:table-cell>
          <table:table-cell table:formula="of:=[.A28]&amp;[.B28]&amp;[.C28]&amp;[.D28]&amp;[.E28]&amp;[.F28]" office:value-type="string" office:string-value="insert into omicron.services(idservices, idprocess, title_es, title_en, title_ru, content_es, content_en, content_ru,  icon, href)values(2, 1, 'Movil', 'Mobile', 'мобильный', '&lt;p&gt;Desarrollamos aplicaciones moviles en plataforma Android con interfaces amigables para el usuario. Para telefonos y tablets.&lt;/p&gt;', '&lt;p&gt;We develop mobile applications on Android platform with user friendly interfaces. For phones and tablets.&lt;/p&gt;', '&lt;p&gt;Мы разрабатываем мобильные приложения на Android платформы с удобным интерфейсом. Для телефонов и планшетов.&lt;/p&gt;', 'fa fa-android','#' );" calcext:value-type="string">
            <text:p>insert into omicron.services(idservices, idprocess, title_es, title_en, title_ru, content_es, content_en, content_ru, <text:s/>icon, href)values(2, 1, 'Movil', 'Mobile', 'мобильный', '&lt;p&gt;Desarrollamos aplicaciones moviles en plataforma Android con interfaces amigables para el usuario. Para telefonos y tablets.&lt;/p&gt;', '&lt;p&gt;We develop mobile applications on Android platform with user friendly interfaces. For phones and tablets.&lt;/p&gt;', '&lt;p&gt;Мы разрабатываем мобильные приложения на Android платформы с удобным интерфейсом. Для телефонов и планшетов.&lt;/p&gt;', 'fa fa-android','#' );</text:p>
          </table:table-cell>
        </table:table-row>
        <table:table-row table:style-name="ro1">
          <table:table-cell office:value-type="string" calcext:value-type="string">
            <text:p>insert into omicron.services(</text:p>
          </table:table-cell>
          <table:table-cell office:value-type="string" calcext:value-type="string">
            <text:p>idservices, idprocess, title_es, title_en, title_ru, content_es, content_en, content_ru, <text:s/>icon, href</text:p>
          </table:table-cell>
          <table:table-cell office:value-type="string" calcext:value-type="string">
            <text:p>)</text:p>
          </table:table-cell>
          <table:table-cell office:value-type="string" calcext:value-type="string">
            <text:p>values(</text:p>
          </table:table-cell>
          <table:table-cell office:value-type="string" calcext:value-type="string">
            <text:p>3, 1, 'Escritorio', 'Desktop', 'настольный', '&lt;p&gt;Implementamos aplicaciones StandAlone de acuerdo a las necesidades internas de su empresa en plataforma windows o linux.&lt;/p&gt;', '&lt;p&gt;Implement applications StandAlone according to the internal needs of your business in windows or linux platform&lt;/p&gt;', '&lt;p&gt;Реализуем Автономные приложения в соответствии с внутренними потребностями компании на платформе windows или linux.&lt;/p&gt;','fa fa-desktop', '#' </text:p>
          </table:table-cell>
          <table:table-cell office:value-type="string" calcext:value-type="string">
            <text:p>);</text:p>
          </table:table-cell>
          <table:table-cell table:formula="of:=[.A29]&amp;[.B29]&amp;[.C29]&amp;[.D29]&amp;[.E29]&amp;[.F29]" office:value-type="string" office:string-value="insert into omicron.services(idservices, idprocess, title_es, title_en, title_ru, content_es, content_en, content_ru,  icon, href)values(3, 1, 'Escritorio', 'Desktop', 'настольный', '&lt;p&gt;Implementamos aplicaciones StandAlone de acuerdo a las necesidades internas de su empresa en plataforma windows o linux.&lt;/p&gt;', '&lt;p&gt;Implement applications StandAlone according to the internal needs of your business in windows or linux platform&lt;/p&gt;', '&lt;p&gt;Реализуем Автономные приложения в соответствии с внутренними потребностями компании на платформе windows или linux.&lt;/p&gt;','fa fa-desktop', '#' );" calcext:value-type="string">
            <text:p>insert into omicron.services(idservices, idprocess, title_es, title_en, title_ru, content_es, content_en, content_ru, <text:s/>icon, href)values(3, 1, 'Escritorio', 'Desktop', 'настольный', '&lt;p&gt;Implementamos aplicaciones StandAlone de acuerdo a las necesidades internas de su empresa en plataforma windows o linux.&lt;/p&gt;', '&lt;p&gt;Implement applications StandAlone according to the internal needs of your business in windows or linux platform&lt;/p&gt;', '&lt;p&gt;Реализуем Автономные приложения в соответствии с внутренними потребностями компании на платформе windows или linux.&lt;/p&gt;','fa fa-desktop', '#' );</text:p>
          </table:table-cell>
        </table:table-row>
        <table:table-row table:style-name="ro1">
          <table:table-cell table:number-columns-repeated="7"/>
        </table:table-row>
        <table:table-row table:style-name="ro1">
          <table:table-cell office:value-type="string" calcext:value-type="string">
            <text:p>insert into omicron.news(</text:p>
          </table:table-cell>
          <table:table-cell office:value-type="string" calcext:value-type="string">
            <text:p>idnews, idprocess, title_es, title_en, title_ru, smallcontent_es, smallcontent_en, smallcontent_ru, content_es, content_en, content_ru, <text:s/>icon, image, href</text:p>
          </table:table-cell>
          <table:table-cell office:value-type="string" calcext:value-type="string">
            <text:p>)</text:p>
          </table:table-cell>
          <table:table-cell office:value-type="string" calcext:value-type="string">
            <text:p>values(</text:p>
          </table:table-cell>
          <table:table-cell office:value-type="string" calcext:value-type="string">
            <text:p>1, 2, 'GNU', 'GNU', 'GNU', '&lt;p&gt;Apoyamos y utilizamos herramientas de desarrollo de aplicaciones de software GNU. Como forma para transmitir conocimiento. &lt;/p&gt;', '&lt;p&gt;We support and use application development tools GNU software. As a way to transmit knowledge.&lt;/p&gt;', '&lt;p&gt;Мы поддерживаем и средства разработки в использовании приложение, программное обеспечение GNU. Для того, чтобы передавать знания.&lt;/p&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 ,'images/pic1.png' , 'img/03.jpg' , 'newsonly.php'</text:p>
          </table:table-cell>
          <table:table-cell office:value-type="string" calcext:value-type="string">
            <text:p>);</text:p>
          </table:table-cell>
          <table:table-cell table:formula="of:=[.A31]&amp;[.B31]&amp;[.C31]&amp;[.D31]&amp;[.E31]&amp;[.F31]" office:value-type="string" office:string-value="insert into omicron.news(idnews, idprocess, title_es, title_en, title_ru, smallcontent_es, smallcontent_en, smallcontent_ru, content_es, content_en, content_ru,  icon, image, href)values(1, 2, 'GNU', 'GNU', 'GNU', '&lt;p&gt;Apoyamos y utilizamos herramientas de desarrollo de aplicaciones de software GNU. Como forma para transmitir conocimiento. &lt;/p&gt;', '&lt;p&gt;We support and use application development tools GNU software. As a way to transmit knowledge.&lt;/p&gt;', '&lt;p&gt;Мы поддерживаем и средства разработки в использовании приложение, программное обеспечение GNU. Для того, чтобы передавать знания.&lt;/p&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 ,'images/pic1.png' , 'img/03.jpg' , 'newsonly.php');" calcext:value-type="string">
            <text:p>insert into omicron.news(idnews, idprocess, title_es, title_en, title_ru, smallcontent_es, smallcontent_en, smallcontent_ru, content_es, content_en, content_ru, <text:s/>icon, image, href)values(1, 2, 'GNU', 'GNU', 'GNU', '&lt;p&gt;Apoyamos y utilizamos herramientas de desarrollo de aplicaciones de software GNU. Como forma para transmitir conocimiento. &lt;/p&gt;', '&lt;p&gt;We support and use application development tools GNU software. As a way to transmit knowledge.&lt;/p&gt;', '&lt;p&gt;Мы поддерживаем и средства разработки в использовании приложение, программное обеспечение GNU. Для того, чтобы передавать знания.&lt;/p&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 ,'images/pic1.png' , 'img/03.jpg' , 'newsonly.php');</text:p>
          </table:table-cell>
        </table:table-row>
        <table:table-row table:style-name="ro1">
          <table:table-cell office:value-type="string" calcext:value-type="string">
            <text:p>insert into omicron.news(</text:p>
          </table:table-cell>
          <table:table-cell office:value-type="string" calcext:value-type="string">
            <text:p>idnews, idprocess, title_es, title_en, title_ru, smallcontent_es, smallcontent_en, smallcontent_ru, content_es, content_en, content_ru, <text:s/>icon, image, href</text:p>
          </table:table-cell>
          <table:table-cell office:value-type="string" calcext:value-type="string">
            <text:p>)</text:p>
          </table:table-cell>
          <table:table-cell office:value-type="string" calcext:value-type="string">
            <text:p>values(</text:p>
          </table:table-cell>
          <table:table-cell office:value-type="string" calcext:value-type="string">
            <text:p>2, 2, 'Play Market', 'Play Market', 'Play Market', '&lt;p&gt;Realizando nuestra primera aplicacion movil <text:s/>en la tienda de android Play Matket. &lt;br/&gt; Y es gratis!&lt;/p&gt;', '&lt;p&gt;Making our first mobile application in android Play Matket store. &lt;br/&gt; And its free!&lt;/p&gt;', '&lt;p&gt;Создание нашего первого мобильного приложения в андроид магазине Play Matket. &lt;br/&gt; И это бесплатно!&lt;/p&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 'images/pic2.png' , 'img/10.jpg' , 'newsonly.php'</text:p>
          </table:table-cell>
          <table:table-cell office:value-type="string" calcext:value-type="string">
            <text:p>);</text:p>
          </table:table-cell>
          <table:table-cell table:formula="of:=[.A32]&amp;[.B32]&amp;[.C32]&amp;[.D32]&amp;[.E32]&amp;[.F32]" office:value-type="string" office:string-value="insert into omicron.news(idnews, idprocess, title_es, title_en, title_ru, smallcontent_es, smallcontent_en, smallcontent_ru, content_es, content_en, content_ru,  icon, image, href)values(2, 2, 'Play Market', 'Play Market', 'Play Market', '&lt;p&gt;Realizando nuestra primera aplicacion movil  en la tienda de android Play Matket. &lt;br/&gt; Y es gratis!&lt;/p&gt;', '&lt;p&gt;Making our first mobile application in android Play Matket store. &lt;br/&gt; And its free!&lt;/p&gt;', '&lt;p&gt;Создание нашего первого мобильного приложения в андроид магазине Play Matket. &lt;br/&gt; И это бесплатно!&lt;/p&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 'images/pic2.png' , 'img/10.jpg' , 'newsonly.php');" calcext:value-type="string">
            <text:p>insert into omicron.news(idnews, idprocess, title_es, title_en, title_ru, smallcontent_es, smallcontent_en, smallcontent_ru, content_es, content_en, content_ru, <text:s/>icon, image, href)values(2, 2, 'Play Market', 'Play Market', 'Play Market', '&lt;p&gt;Realizando nuestra primera aplicacion movil <text:s/>en la tienda de android Play Matket. &lt;br/&gt; Y es gratis!&lt;/p&gt;', '&lt;p&gt;Making our first mobile application in android Play Matket store. &lt;br/&gt; And its free!&lt;/p&gt;', '&lt;p&gt;Создание нашего первого мобильного приложения в андроид магазине Play Matket. &lt;br/&gt; И это бесплатно!&lt;/p&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 'images/pic2.png' , 'img/10.jpg' , 'newsonly.php');</text:p>
          </table:table-cell>
        </table:table-row>
        <table:table-row table:style-name="ro1">
          <table:table-cell office:value-type="string" calcext:value-type="string">
            <text:p>insert into omicron.news(</text:p>
          </table:table-cell>
          <table:table-cell office:value-type="string" calcext:value-type="string">
            <text:p>idnews, idprocess, title_es, title_en, title_ru, smallcontent_es, smallcontent_en, smallcontent_ru, content_es, content_en, content_ru, <text:s/>icon, image, href</text:p>
          </table:table-cell>
          <table:table-cell office:value-type="string" calcext:value-type="string">
            <text:p>)</text:p>
          </table:table-cell>
          <table:table-cell office:value-type="string" calcext:value-type="string">
            <text:p>values(</text:p>
          </table:table-cell>
          <table:table-cell office:value-type="string" calcext:value-type="string">
            <text:p>3, 2, 'Software', 'Software', 'Software', '&lt;p&gt;Nuestras aplicaciones son resultado de utilizar buenas practicas y estandares en el desarrollo de software que abarcan desde el modelamiento hasta las pruebas de calidad. &lt;/p&gt;', '&lt;p&gt;Our applications are the result of using good practices and standards in software development ranging from modeling to quality testing.&lt;/p&gt;', '&lt;p&gt;Наши приложения являются результатом использования передового опыта и стандартов в разработке программного обеспечения, начиная от моделирования к проверке качества.&lt;/p&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images/pic3.png', 'img/12.jpg' , 'newsonly.php'</text:p>
          </table:table-cell>
          <table:table-cell office:value-type="string" calcext:value-type="string">
            <text:p>);</text:p>
          </table:table-cell>
          <table:table-cell table:formula="of:=[.A33]&amp;[.B33]&amp;[.C33]&amp;[.D33]&amp;[.E33]&amp;[.F33]" office:value-type="string" office:string-value="insert into omicron.news(idnews, idprocess, title_es, title_en, title_ru, smallcontent_es, smallcontent_en, smallcontent_ru, content_es, content_en, content_ru,  icon, image, href)values(3, 2, 'Software', 'Software', 'Software', '&lt;p&gt;Nuestras aplicaciones son resultado de utilizar buenas practicas y estandares en el desarrollo de software que abarcan desde el modelamiento hasta las pruebas de calidad. &lt;/p&gt;', '&lt;p&gt;Our applications are the result of using good practices and standards in software development ranging from modeling to quality testing.&lt;/p&gt;', '&lt;p&gt;Наши приложения являются результатом использования передового опыта и стандартов в разработке программного обеспечения, начиная от моделирования к проверке качества.&lt;/p&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images/pic3.png', 'img/12.jpg' , 'newsonly.php');" calcext:value-type="string">
            <text:p>insert into omicron.news(idnews, idprocess, title_es, title_en, title_ru, smallcontent_es, smallcontent_en, smallcontent_ru, content_es, content_en, content_ru, <text:s/>icon, image, href)values(3, 2, 'Software', 'Software', 'Software', '&lt;p&gt;Nuestras aplicaciones son resultado de utilizar buenas practicas y estandares en el desarrollo de software que abarcan desde el modelamiento hasta las pruebas de calidad. &lt;/p&gt;', '&lt;p&gt;Our applications are the result of using good practices and standards in software development ranging from modeling to quality testing.&lt;/p&gt;', '&lt;p&gt;Наши приложения являются результатом использования передового опыта и стандартов в разработке программного обеспечения, начиная от моделирования к проверке качества.&lt;/p&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lt;p&gt;Lorem ipsum ad his scripta blandit partiendo, eum fastidii accumsan euripidis in, eum liber hendrerit an. Qui ut wisi vocibus suscipiantur, quo dicit ridens inciderint id. Quo mundi lobortis reformidans eu, legimus senserit definiebas an eos. Eu sit tincidunt incorrupte definitionem, vis mutat affert percipit cu, eirmod consectetuer signiferumque eu per. In usu latine equidem dolores. Quo no falli viris intellegam, ut fugit veritus placerat per. &lt;br/&gt;&lt;br/&gt; Ius id vidit volumus mandamus, vide veritus democritum te nec, ei eos debet libris consulatu. No mei ferri graeco dicunt, ad cum veri accommodare. Sed at malis omnesque delicata, usu et iusto zzril meliore. Dicunt maiorum eloquentiam cum cu, sit summo dolor essent te. Ne quodsi nusquam legendos has, ea dicit voluptua eloquentiam pro, ad sit quas qualisque. Eos vocibus deserunt quaestio ei.&lt;br/&gt;&lt;br/&gt; Blandit incorrupte quaerendum in quo, nibh impedit id vis, vel no nullam semper audiam. Ei populo graeci consulatu mei, has ea stet modus phaedrum. Inani oblique ne has, duo et veritus detraxit. Tota ludus oratio ea mel, offendit persequeris ei vim. Eos dicat oratio partem ut, id cum ignota senserit intellegat. Sit inani ubique graecis ad, quando graecis liberavisse et cum, dicit option eruditi at duo. Homero salutatus suscipiantur eum id, tamquam voluptaria expetendis ad sed, nobis feugiat similique usu ex.&lt;br/&gt;&lt;br/&gt; Eum hinc argumentum te, no sit percipit adversarium, ne qui feugiat persecuti. Odio omnes scripserit ad est, ut vidit lorem maiestatis his, putent mandamus gloriatur ne pro. Oratio iriure rationibus ne his, ad est corrumpit splendide. Ad duo appareat moderatius, ei falli tollit denique eos. Dicant evertitur mei in, ne his deserunt perpetua sententiae, ea sea omnes similique vituperatoribus. Ex mel errem intellegebat comprehensam, vel ad tantas antiopam delicatissimi, tota ferri affert eu nec. Legere expetenda pertinacia ne pro, et pro impetus persius assueverit.&lt;br/&gt;&lt;br/&gt; Ea mei nullam facete, omnis oratio offendit ius cu. Doming takimata repudiandae usu an, mei dicant takimata id, pri eleifend inimicus euripidis at. His vero singulis ea, quem euripidis abhorreant mei ut, et populo iriure vix. Usu ludus affert voluptaria ei, vix ea error definitiones, movet fastidii signiferumque in qui.&lt;br/&gt;&lt;br/&gt; Vis prodesset adolescens adipiscing te, usu mazim perfecto recteque at, assum putant erroribus mea in. Vel facete imperdiet id, cum an libris luptatum perfecto, vel fabellas inciderint ut. Veri facete debitis ea vis, ut eos oratio erroribus. Sint facete perfecto no vel, vim id omnium insolens. Vel dolores perfecto pertinacia ut, te mel meis ullum dicam, eos assum facilis corpora in.&lt;/p&gt;&lt;br/&gt;&lt;br/&gt;','images/pic3.png', 'img/12.jpg' , 'newsonly.php');</text:p>
          </table:table-cell>
        </table:table-row>
        <table:table-row table:style-name="ro1">
          <table:table-cell table:number-columns-repeated="7"/>
        </table:table-row>
        <table:table-row table:style-name="ro1">
          <table:table-cell office:value-type="string" calcext:value-type="string">
            <text:p>insert into omicron.users(</text:p>
          </table:table-cell>
          <table:table-cell office:value-type="string" calcext:value-type="string">
            <text:p><text:s/>idusers, firtname, lastname, login, password, numberphone, email, image</text:p>
          </table:table-cell>
          <table:table-cell office:value-type="string" calcext:value-type="string">
            <text:p>)</text:p>
          </table:table-cell>
          <table:table-cell office:value-type="string" calcext:value-type="string">
            <text:p>values(</text:p>
          </table:table-cell>
          <table:table-cell office:value-type="string" calcext:value-type="string">
            <text:p>1, 'Edher', 'Munoz', 'egmn472', '123', '123456', <text:a xlink:href="mailto:'egmn472@yandex.com" xlink:type="simple">'egmn472@yandex.com</text:a>', ''user_egmn472.pngimg/</text:p>
          </table:table-cell>
          <table:table-cell office:value-type="string" calcext:value-type="string">
            <text:p>);</text:p>
          </table:table-cell>
          <table:table-cell table:formula="of:=[.A35]&amp;[.B35]&amp;[.C35]&amp;[.D35]&amp;[.E35]&amp;[.F35]" office:value-type="string" office:string-value="insert into omicron.users( idusers, firtname, lastname, login, password, numberphone, email, image)values(1, 'Edher', 'Munoz', 'egmn472', '123', '123456', 'egmn472@yandex.com', ''user_egmn472.pngimg/);" calcext:value-type="string">
            <text:p>insert into omicron.users( idusers, firtname, lastname, login, password, numberphone, email, image)values(1, 'Edher', 'Munoz', 'egmn472', '123', '123456', 'egmn472@yandex.com', ''user_egmn472.pngimg/);</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0">00.00.0000</text:date>, <text:time style:data-style-name="N2" text:time-value="12:05:57.0812598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00:21:42.740797607</meta:creation-date>
    <dc:date>2015-01-20T18:49:44.115972843</dc:date>
    <meta:editing-duration>P2DT19H32M22S</meta:editing-duration>
    <meta:editing-cycles>19</meta:editing-cycles>
    <meta:generator>LibreOffice/4.2.7.2$Linux_X86_64 LibreOffice_project/420$Build-2</meta:generator>
    <meta:document-statistic meta:table-count="1" meta:cell-count="175" meta:object-count="0"/>
  </office:meta>
</office:document-meta>
</file>